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 Developement</text:p>
          </table:table-cell>
          <table:table-cell table:style-name="ce17" office:value-type="string" calcext:value-type="string">
            <text:p>BDD</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number-rows-repeated="23">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number-rows-repeated="47">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0/00/0000</text:date>, <text:time style:data-style-name="N2" text:time-value="11:42:00.08921634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3T11:57:15.900704716</dc:date>
    <meta:editing-duration>P1DT1H49M49S</meta:editing-duration>
    <meta:editing-cycles>361</meta:editing-cycles>
    <meta:generator>LibreOffice/5.1.6.2$Linux_X86_64 LibreOffice_project/10m0$Build-2</meta:generator>
    <meta:document-statistic meta:table-count="4" meta:cell-count="7665" meta:object-count="0"/>
  </office:meta>
</office:document-meta>
</file>